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07612b"/>
    </style:style>
    <style:style style:name="P21" style:family="paragraph" style:parent-style-name="Standard">
      <style:text-properties officeooo:rsid="0007612b" officeooo:paragraph-rsid="003b7f4d"/>
    </style:style>
    <style:style style:name="P22" style:family="paragraph" style:parent-style-name="Standard">
      <style:text-properties officeooo:rsid="0007612b" officeooo:paragraph-rsid="0041b362"/>
    </style:style>
    <style:style style:name="P23" style:family="paragraph" style:parent-style-name="Standard">
      <style:text-properties officeooo:rsid="0007612b" officeooo:paragraph-rsid="0046c3a9"/>
    </style:style>
    <style:style style:name="P24" style:family="paragraph" style:parent-style-name="Standard">
      <style:text-properties officeooo:rsid="0007612b" officeooo:paragraph-rsid="004a5e1c"/>
    </style:style>
    <style:style style:name="P25" style:family="paragraph" style:parent-style-name="Standard">
      <style:text-properties officeooo:rsid="0007612b" officeooo:paragraph-rsid="004f2638"/>
    </style:style>
    <style:style style:name="P26" style:family="paragraph" style:parent-style-name="Standard">
      <style:text-properties officeooo:rsid="0007612b" officeooo:paragraph-rsid="0051c28d"/>
    </style:style>
    <style:style style:name="P27" style:family="paragraph" style:parent-style-name="Standard">
      <style:text-properties officeooo:rsid="0007612b" officeooo:paragraph-rsid="005c17cb"/>
    </style:style>
    <style:style style:name="P28" style:family="paragraph" style:parent-style-name="Standard">
      <style:text-properties officeooo:rsid="0007612b" officeooo:paragraph-rsid="0066385a"/>
    </style:style>
    <style:style style:name="P29" style:family="paragraph" style:parent-style-name="Standard">
      <style:text-properties officeooo:rsid="00418050" officeooo:paragraph-rsid="003b7f4d"/>
    </style:style>
    <style:style style:name="P30" style:family="paragraph" style:parent-style-name="Standard">
      <style:text-properties officeooo:rsid="00418050" officeooo:paragraph-rsid="00418050"/>
    </style:style>
    <style:style style:name="P31" style:family="paragraph" style:parent-style-name="Standard">
      <style:text-properties officeooo:rsid="0044639a" officeooo:paragraph-rsid="0041b362"/>
    </style:style>
    <style:style style:name="P32" style:family="paragraph" style:parent-style-name="Standard">
      <style:text-properties officeooo:rsid="00493aec" officeooo:paragraph-rsid="0046c3a9"/>
    </style:style>
    <style:style style:name="P33" style:family="paragraph" style:parent-style-name="Standard">
      <style:text-properties officeooo:rsid="004f435c" officeooo:paragraph-rsid="004f2638"/>
    </style:style>
    <style:style style:name="P34" style:family="paragraph" style:parent-style-name="Standard">
      <style:text-properties officeooo:rsid="004fe2d4" officeooo:paragraph-rsid="004fe2d4"/>
    </style:style>
    <style:style style:name="P35" style:family="paragraph" style:parent-style-name="Standard">
      <style:text-properties officeooo:rsid="005a1db6" officeooo:paragraph-rsid="0051c28d"/>
    </style:style>
    <style:style style:name="P36" style:family="paragraph" style:parent-style-name="Standard">
      <style:text-properties officeooo:rsid="0068644a" officeooo:paragraph-rsid="0068644a"/>
    </style:style>
    <style:style style:name="P37" style:family="paragraph" style:parent-style-name="Text_20_body">
      <style:text-properties officeooo:rsid="006d25d3" officeooo:paragraph-rsid="006d25d3"/>
    </style:style>
    <style:style style:name="P38" style:family="paragraph" style:parent-style-name="Standard">
      <style:text-properties officeooo:rsid="006f0ff8" officeooo:paragraph-rsid="006f0ff8"/>
    </style:style>
    <style:style style:name="P39" style:family="paragraph" style:parent-style-name="Standard">
      <style:text-properties officeooo:rsid="0068644a" officeooo:paragraph-rsid="006fb463"/>
    </style:style>
    <style:style style:name="P40" style:family="paragraph" style:parent-style-name="Standard">
      <style:text-properties officeooo:rsid="0068644a" officeooo:paragraph-rsid="007386cd"/>
    </style:style>
    <style:style style:name="P41" style:family="paragraph" style:parent-style-name="Standard">
      <style:text-properties officeooo:rsid="0068644a" officeooo:paragraph-rsid="007bfd4f"/>
    </style:style>
    <style:style style:name="P42" style:family="paragraph" style:parent-style-name="Standard">
      <style:text-properties officeooo:rsid="0068644a" officeooo:paragraph-rsid="008059a1"/>
    </style:style>
    <style:style style:name="P43" style:family="paragraph" style:parent-style-name="Heading_20_1">
      <style:text-properties officeooo:rsid="0007612b"/>
    </style:style>
    <style:style style:name="P44" style:family="paragraph" style:parent-style-name="Heading_20_1">
      <style:text-properties officeooo:rsid="006b38d4"/>
    </style:style>
    <style:style style:name="P45" style:family="paragraph" style:parent-style-name="Heading_20_2">
      <style:text-properties officeooo:rsid="0007612b"/>
    </style:style>
    <style:style style:name="P46" style:family="paragraph" style:parent-style-name="Heading_20_3">
      <style:text-properties officeooo:rsid="00330167"/>
    </style:style>
    <style:style style:name="P47" style:family="paragraph" style:parent-style-name="Heading_20_3">
      <style:text-properties officeooo:rsid="00333b20"/>
    </style:style>
    <style:style style:name="P48" style:family="paragraph" style:parent-style-name="Heading_20_3">
      <style:text-properties officeooo:rsid="0051c28d"/>
    </style:style>
    <style:style style:name="P49" style:family="paragraph" style:parent-style-name="Heading_20_3">
      <style:text-properties officeooo:rsid="006594a6"/>
    </style:style>
    <style:style style:name="P50" style:family="paragraph" style:parent-style-name="Heading_20_3">
      <style:text-properties officeooo:rsid="0068644a"/>
    </style:style>
    <style:style style:name="P51" style:family="paragraph" style:parent-style-name="Heading_20_3">
      <style:text-properties officeooo:rsid="006d25d3"/>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6385a"/>
    </style:style>
    <style:style style:name="T85" style:family="text">
      <style:text-properties officeooo:rsid="00666677"/>
    </style:style>
    <style:style style:name="T86" style:family="text">
      <style:text-properties officeooo:rsid="00674cd9"/>
    </style:style>
    <style:style style:name="T87" style:family="text">
      <style:text-properties officeooo:rsid="006761f9"/>
    </style:style>
    <style:style style:name="T88" style:family="text">
      <style:text-properties officeooo:rsid="006fb463"/>
    </style:style>
    <style:style style:name="T89" style:family="text">
      <style:text-properties officeooo:rsid="006fb881"/>
    </style:style>
    <style:style style:name="T90" style:family="text">
      <style:text-properties officeooo:rsid="0070b5a1"/>
    </style:style>
    <style:style style:name="T91" style:family="text">
      <style:text-properties officeooo:rsid="007224f0"/>
    </style:style>
    <style:style style:name="T92" style:family="text">
      <style:text-properties officeooo:rsid="0072a152"/>
    </style:style>
    <style:style style:name="T93" style:family="text">
      <style:text-properties officeooo:rsid="007386cd"/>
    </style:style>
    <style:style style:name="T94" style:family="text">
      <style:text-properties officeooo:rsid="00748beb"/>
    </style:style>
    <style:style style:name="T95" style:family="text">
      <style:text-properties officeooo:rsid="0076ae07"/>
    </style:style>
    <style:style style:name="T96" style:family="text">
      <style:text-properties officeooo:rsid="00789de3"/>
    </style:style>
    <style:style style:name="T97" style:family="text">
      <style:text-properties officeooo:rsid="0079d405"/>
    </style:style>
    <style:style style:name="T98" style:family="text">
      <style:text-properties officeooo:rsid="007a422c"/>
    </style:style>
    <style:style style:name="T99" style:family="text">
      <style:text-properties officeooo:rsid="007bfd4f"/>
    </style:style>
    <style:style style:name="T100" style:family="text">
      <style:text-properties officeooo:rsid="007cc382"/>
    </style:style>
    <style:style style:name="T101" style:family="text">
      <style:text-properties officeooo:rsid="007fe336"/>
    </style:style>
    <style:style style:name="T102" style:family="text">
      <style:text-properties officeooo:rsid="008059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Random Forests</text:h>
      <text:h text:style-name="P45"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38"/>
      <text:h text:style-name="P46"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47"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45" text:outline-level="2">Decision Trees</text:h>
      <text:p text:style-name="P21"><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9"/>
      <text:p text:style-name="P30">… </text:p>
      <text:p text:style-name="P30"/>
      <text:p text:style-name="P22"><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31"/>
      <text:p text:style-name="P23"><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32"/>
      <text:p text:style-name="P24"><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45" text:outline-level="2">Random Forests</text:h>
      <text:p text:style-name="P25"><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33"/>
      <text:p text:style-name="P34">…</text:p>
      <text:p text:style-name="P34"/>
      <text:h text:style-name="P48" text:outline-level="3">Parameters</text:h>
      <text:p text:style-name="P26"><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5"/>
      <text:p text:style-name="P27"><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P49" text:outline-level="3">Out-of-bag Data</text:h>
      <text:p text:style-name="P28"><text:span text:style-name="T84">Because random forests is based on bagging and uses bootstrapped samples, each tree has a set of approximately one third of the </text:span><text:span text:style-name="T85">original </text:span><text:span text:style-name="T84">dataset that has not been used to grow the tree. </text:span><text:span text:style-name="T86">This set can be used to test the prediction accuracy of each tree, and the prediction accuracy of all trees can then be averaged to give an error estimation of the entire random forest. </text:span><text:span text:style-name="T87">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P50" text:outline-level="3">Variable Importance</text:h>
      <text:p text:style-name="P39"><text:span text:style-name="T88">As has been mentioned above, random forests have a built in variable importance measure, which is calculated, by permutating the input variable in the out-of-bag data of every tree, and calculating a new error estimate. The difference between the out-of-bag error estimates with and without randomly permutated input variable </text:span><text:span text:style-name="T89">is the variable importance. </text:span><text:span text:style-name="T90">The more important a variable is, the more drastically the prediction error increases when the variable is being randomized. </text:span><text:span text:style-name="T91">The variable is sometimes </text:span><text:span text:style-name="T95">scaled, i.e. z-</text:span><text:span text:style-name="T91">standardized, but because it strongly depends on the parameter of random forests, it's not possible to compare these variable importances across studies, </text:span><text:span text:style-name="T96">hence there is little use in doing so</text:span><text:span text:style-name="T91"> </text:span><text:span text:style-name="T92">(Strobl, 2009).</text:span></text:p>
      <text:p text:style-name="P39"><text:span text:style-name="T91"/></text:p>
      <text:p text:style-name="P41"><text:span text:style-name="T93">The idea behind this way of calculating variable importances is, that one would like to compare a prediction model with and without a particular input variable to measure the variable's impact. Obviously, one can't ignore all trees that incorporate a variable, because each tree incorporates multiple input variables, and their impact would be modified too. </text:span><text:span text:style-name="T94">By randomly permutating the values of an input variable, the variable's characteristics don't change, but the connection to the output variable is broken. </text:span><text:span text:style-name="T97">However, </text:span><text:span text:style-name="T98">according to (Strobl, 2008) </text:span><text:span text:style-name="T97">the variable importance might still depend on which variable is being measured, because this variable importance measure is biased towards variables with many categories and variables with many missing values. Numeric variable usually have as many different values as there are records in the dataset, meaning that their importance measure is greatly biased due to the large number of “categories”. </text:span><text:span text:style-name="T99">Fortunately, this can be fixed, but “Only when subsamples drawn without replacement, instead of bootstrap samples, in combination with unbiased split selection criteria, are used in constructing the forest, can the resulting permutation importance be interpreted reliably.” </text:span><text:span text:style-name="T100">(Strobl, 2007). </text:span><text:span text:style-name="T101">The R package party includes two functions that are not affected by this bias, ctree and cforest (Strobl, 2008).</text:span></text:p>
      <text:p text:style-name="P41"><text:span text:style-name="T101"/></text:p>
      <text:p text:style-name="P42"><text:span text:style-name="T102">Another problem that the variable importance measure can be affected by, is that some variables might not be well represented in a random forest. This can be due to a small setting for mtry and or ntree in the presence of many irrelevant input variables, as often is the case in genetics datasets, or if variables show perfect higher order effects, i.e. interaction effects, but no main effects. The latter is called the XOR problem. It is important to note, that random forests with a different split selection algorithm don't have to be affected by this, e.g. PERT (Cutler, 2001).</text:span></text:p>
      <text:p text:style-name="P40"><text:span text:style-name="T94"/></text:p>
      <text:p text:style-name="P40"><text:soft-page-break/><text:span text:style-name="T94"/></text:p>
      <text:h text:style-name="P50" text:outline-level="3">Regression</text:h>
      <text:p text:style-name="P36">Abc</text:p>
      <text:h text:style-name="P51" text:outline-level="3">Overfitting</text:h>
      <text:p text:style-name="P37">abc</text:p>
      <text:h text:style-name="P50" text:outline-level="3">Other Questions</text:h>
      <text:p text:style-name="P36">abc</text:p>
      <text:h text:style-name="P44" text:outline-level="1">In Search of the Super-Tree</text:h>
      <text:h text:style-name="P45" text:outline-level="2">PERT</text:h>
      <text:p text:style-name="P20"/>
      <text:h text:style-name="P45" text:outline-level="2">Fuzzy</text:h>
      <text:p text:style-name="P20"/>
      <text:h text:style-name="P45" text:outline-level="2">Rotation</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4T23:42:59</dc:date>
    <dc:creator>Tobias Ammann</dc:creator>
    <meta:editing-duration>PT11H30M27S</meta:editing-duration>
    <meta:editing-cycles>119</meta:editing-cycles>
    <meta:document-statistic meta:table-count="0" meta:image-count="0" meta:object-count="0" meta:page-count="6" meta:paragraph-count="47" meta:word-count="2901" meta:character-count="18472" meta:non-whitespace-character-count="15614"/>
  </office:meta>
</office:document-meta>
</file>